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family="Calibri" style:font-family-generic="swiss" style:font-pitch="variable"/>
    </style:style>
    <style:style style:name="P2" style:family="paragraph">
      <style:paragraph-properties fo:text-align="center"/>
      <style:text-properties fo:font-family="Calibri" style:font-family-generic="swiss" style:font-pitch="variable" fo:font-size="11pt" style:font-size-asian="11pt" style:font-size-complex="11pt"/>
    </style:style>
    <style:style style:name="P3" style:family="paragraph">
      <style:paragraph-properties fo:text-align="center"/>
    </style:style>
    <style:style style:name="T1" style:family="text">
      <style:text-properties fo:font-family="Calibri" style:font-family-generic="swiss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.2cm" svg:height="0.6cm" svg:x="4.1cm" svg:y="1.9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cm" svg:height="0.799cm" svg:x="3.3cm" svg:y="3.201cm">
          <text:p text:style-name="P2">Enable all interrup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3.8cm" svg:height="1.1cm" svg:x="3.3cm" svg:y="4.701cm">
          <text:p text:style-name="P2">Configure ADC</text:p>
          <text:p text:style-name="P2">Free running mod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3.8cm" svg:height="0.8cm" svg:x="3.3cm" svg:y="6.502cm">
          <text:p text:style-name="P2">Set input/output pi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3.8cm" svg:height="0.8cm" svg:x="3.3cm" svg:y="8.002cm">
          <text:p text:style-name="P2">Configure timer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3.8cm" svg:height="1.1cm" svg:x="3.3cm" svg:y="9.503cm">
          <text:p text:style-name="P2">Configure</text:p>
          <text:p text:style-name="P2">external interrupt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3.8cm" svg:height="1.1cm" svg:x="3.3cm" svg:y="11.3cm">
          <text:p text:style-name="P2">Load data pointer with</text:p>
          <text:p text:style-name="P2">adress of data tab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5.2cm" svg:y1="2.5cm" svg:x2="5.2cm" svg:y2="3.201cm" draw:start-shape="id1" draw:start-glue-point="6" draw:end-shape="id2" draw:end-glue-point="4" svg:d="m5200 2500v701">
          <text:p/>
        </draw:connector>
        <draw:connector draw:style-name="gr2" draw:text-style-name="P3" draw:layer="layout" svg:x1="5.2cm" svg:y1="4cm" svg:x2="5.2cm" svg:y2="4.701cm" draw:start-shape="id2" draw:start-glue-point="6" draw:end-shape="id3" draw:end-glue-point="4" svg:d="m5200 4000v701">
          <text:p/>
        </draw:connector>
        <draw:connector draw:style-name="gr2" draw:text-style-name="P3" draw:layer="layout" svg:x1="5.2cm" svg:y1="5.801cm" svg:x2="5.2cm" svg:y2="6.502cm" draw:start-shape="id3" draw:start-glue-point="6" draw:end-shape="id4" draw:end-glue-point="4" svg:d="m5200 5801v701">
          <text:p/>
        </draw:connector>
        <draw:connector draw:style-name="gr2" draw:text-style-name="P3" draw:layer="layout" svg:x1="5.2cm" svg:y1="7.302cm" svg:x2="5.2cm" svg:y2="8.002cm" draw:start-shape="id4" draw:start-glue-point="6" draw:end-shape="id5" draw:end-glue-point="4" svg:d="m5200 7302v700">
          <text:p/>
        </draw:connector>
        <draw:connector draw:style-name="gr2" draw:text-style-name="P3" draw:layer="layout" svg:x1="5.2cm" svg:y1="8.802cm" svg:x2="5.2cm" svg:y2="9.503cm" draw:start-shape="id5" draw:start-glue-point="6" draw:end-shape="id6" draw:end-glue-point="4" svg:d="m5200 8802v701">
          <text:p/>
        </draw:connector>
        <draw:connector draw:style-name="gr2" draw:text-style-name="P3" draw:layer="layout" svg:x1="5.2cm" svg:y1="10.603cm" svg:x2="5.2cm" svg:y2="11.3cm" draw:start-shape="id6" draw:start-glue-point="6" draw:end-shape="id7" draw:end-glue-point="4" svg:d="m5200 10603v6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8T11:43:35.09</meta:creation-date>
    <dc:date>2013-04-08T12:18:51.68</dc:date>
    <meta:editing-duration>PT4M44S</meta:editing-duration>
    <meta:editing-cycles>1</meta:editing-cycles>
    <meta:document-statistic meta:object-count="13"/>
    <meta:generator>OpenOffice.org/3.4.1$Win32 OpenOffice.org_project/341m1$Build-9593</meta:generator>
  </office:meta>
</office:document-meta>
</file>